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6.85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5.664cm"/>
    </style:style>
    <style:style style:name="co11" style:family="table-column">
      <style:table-column-properties fo:break-before="auto" style:column-width="16.722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041cm"/>
    </style:style>
    <style:style style:name="co15" style:family="table-column">
      <style:table-column-properties fo:break-before="auto" style:column-width="2.526cm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7" style:family="table-row">
      <style:table-row-properties style:row-height="0.494cm" fo:break-before="page" style:use-optimal-row-height="true"/>
    </style:style>
    <style:style style:name="ro8" style:family="table-row">
      <style:table-row-properties style:row-height="0.52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wrap-option="wrap" style:vertical-align="automatic"/>
      <style:text-properties style:text-position="" style:font-name="Calibri" style:font-name-asian="Calibri" style:font-name-complex="Calibri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7" style:family="table-cell" style:parent-style-name="Default" style:data-style-name="N0">
      <style:table-cell-properties fo:wrap-option="wrap" style:vertical-align="automatic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color="#ff0000" style:text-position=""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wrap-option="wrap" style:vertical-align="automatic"/>
    </style:style>
    <style:style style:name="ce16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wrap-option="wrap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6" table:default-cell-style-name="ce14"/>
        <table:table-column table:style-name="co11" table:default-cell-style-name="ce15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5" table:number-columns-repeated="1018" table:default-cell-style-name="ce14"/>
        <table:table-row table:style-name="ro4">
          <table:table-cell table:style-name="ce12" office:value-type="string">
            <text:p>Requisitos funcionai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Identificador</text:p>
          </table:table-cell>
          <table:table-cell table:style-name="ce16" office:value-type="string">
            <text:p>Descrição</text:p>
          </table:table-cell>
          <table:table-cell table:style-name="ce16" office:value-type="string">
            <text:p>Prioridade</text:p>
          </table:table-cell>
          <table:table-cell table:style-name="ce13" office:value-type="string">
            <text:p>Depende de</text:p>
          </table:table-cell>
          <table:table-cell table:number-columns-repeated="1020"/>
        </table:table-row>
        <table:table-row table:style-name="ro5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15" office:value-type="string">
            <text:p>Alta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4">
          <table:table-cell office:value-type="string">
            <text:p>RF03</text:p>
          </table:table-cell>
          <table:table-cell table:style-name="Default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3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3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7">
          <table:table-cell office:value-type="string">
            <text:p>RF06</text:p>
          </table:table-cell>
          <table:table-cell table:style-name="Default" office:value-type="string">
            <text:p>O sistema deve informar aos usuários o histórico de empréstimo, divido por categoria</text:p>
          </table:table-cell>
          <table:table-cell table:style-name="Default" office:value-type="string">
            <text:p>Alta</text:p>
          </table:table-cell>
          <table:table-cell table:style-name="Default" office:value-type="string">
            <text:p>RN11, RF02</text:p>
          </table:table-cell>
          <table:table-cell table:number-columns-repeated="1020"/>
        </table:table-row>
        <table:table-row table:style-name="ro3">
          <table:table-cell office:value-type="string">
            <text:p>RF07</text:p>
          </table:table-cell>
          <table:table-cell office:value-type="string">
            <text:p>O sistema deve aceitar que somente o Administrador possa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3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5">
          <table:table-cell office:value-type="string">
            <text:p>RF09</text:p>
          </table:table-cell>
          <table:table-cell office:value-type="string">
            <text:p>O sistema não exclui um item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5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8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5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3">
          <table:table-cell office:value-type="string">
            <text:p>RF14</text:p>
          </table:table-cell>
          <table:table-cell office:value-type="string">
            <text:p>O sistema deve informar na consulta o último carrinho em que o item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F17</text:p>
          </table:table-cell>
          <table:table-cell office:value-type="string">
            <text:p>Caso um item esteja emprestado e não haja livros restantes no acervo, o sistema deve mostrar para o usuário a quantidade de dias restantes para a devolução do item</text:p>
          </table:table-cell>
          <table:table-cell office:value-type="string">
            <text:p>Média</text:p>
          </table:table-cell>
          <table:table-cell office:value-type="string">
            <text:p>RF01, RF02</text:p>
          </table:table-cell>
          <table:table-cell table:number-columns-repeated="1020"/>
        </table:table-row>
        <table:table-row table:style-name="ro3">
          <table:table-cell office:value-type="string">
            <text:p>RF18</text:p>
          </table:table-cell>
          <table:table-cell office:value-type="string">
            <text:p>Somente o Administrador pode gerar relatórios e realizar auditoria</text:p>
          </table:table-cell>
          <table:table-cell/>
          <table:table-cell office:value-type="string">
            <text:p>RF01, RF02</text:p>
          </table:table-cell>
          <table:table-cell table:number-columns-repeated="1020"/>
        </table:table-row>
        <table:table-row table:style-name="ro5">
          <table:table-cell office:value-type="string">
            <text:p>RF19</text:p>
          </table:table-cell>
          <table:table-cell office:value-type="string">
            <text:p>O sistema deve guardar o registro das editoras e produtoras existentes no acervo, sendo que somente o Administrador pode cadastrá-las e/ou excluí-las</text:p>
          </table:table-cell>
          <table:table-cell table:number-columns-repeated="2"/>
          <table:table-cell table:style-name="ce17"/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2" office:value-type="string">
            <text:p>Requisitos não funcionais</text:p>
          </table:table-cell>
          <table:table-cell table:number-columns-repeated="1023"/>
        </table:table-row>
        <table:table-row table:style-name="ro3">
          <table:table-cell office:value-type="string">
            <text:p>Identificador</text:p>
          </table:table-cell>
          <table:table-cell office:value-type="string">
            <text:p>Descrição</text:p>
          </table:table-cell>
          <table:table-cell office:value-type="string">
            <text:p>Categoria</text:p>
          </table:table-cell>
          <table:table-cell office:value-type="string">
            <text:p>Escopo </text:p>
          </table:table-cell>
          <table:table-cell office:value-type="string">
            <text:p>Prioridade</text:p>
          </table:table-cell>
          <table:table-cell office:value-type="string">
            <text:p>Depende de</text:p>
          </table:table-cell>
          <table:table-cell table:number-columns-repeated="1018"/>
        </table:table-row>
        <table:table-row table:style-name="ro4">
          <table:table-cell office:value-type="string">
            <text:p>RNF01</text:p>
          </table:table-cell>
          <table:table-cell table:number-columns-repeated="1023"/>
        </table:table-row>
        <table:table-row table:style-name="ro4">
          <table:table-cell office:value-type="string">
            <text:p>RNF02</text:p>
          </table:table-cell>
          <table:table-cell table:number-columns-repeated="1023"/>
        </table:table-row>
        <table:table-row table:style-name="ro4">
          <table:table-cell office:value-type="string">
            <text:p>RNF03</text:p>
          </table:table-cell>
          <table:table-cell table:number-columns-repeated="1023"/>
        </table:table-row>
        <table:table-row table:style-name="ro4">
          <table:table-cell office:value-type="string">
            <text:p>RNF04</text:p>
          </table:table-cell>
          <table:table-cell table:number-columns-repeated="1023"/>
        </table:table-row>
        <table:table-row table:style-name="ro4">
          <table:table-cell office:value-type="string">
            <text:p>RNF05</text:p>
          </table:table-cell>
          <table:table-cell table:number-columns-repeated="1023"/>
        </table:table-row>
        <table:table-row table:style-name="ro4">
          <table:table-cell office:value-type="string">
            <text:p>RNF06</text:p>
          </table:table-cell>
          <table:table-cell table:number-columns-repeated="1023"/>
        </table:table-row>
        <table:table-row table:style-name="ro4">
          <table:table-cell office:value-type="string">
            <text:p>RNF07</text:p>
          </table:table-cell>
          <table:table-cell table:number-columns-repeated="1023"/>
        </table:table-row>
        <table:table-row table:style-name="ro4">
          <table:table-cell office:value-type="string">
            <text:p>RNF08</text:p>
          </table:table-cell>
          <table:table-cell table:number-columns-repeated="1023"/>
        </table:table-row>
        <table:table-row table:style-name="ro4">
          <table:table-cell office:value-type="string">
            <text:p>RNF09</text:p>
          </table:table-cell>
          <table:table-cell table:number-columns-repeated="1023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2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number-columns-repeated="8" table:default-cell-style-name="ce6"/>
        <table:table-column table:style-name="co5" table:number-columns-repeated="1012" table:default-cell-style-name="ce5"/>
        <table:table-row table:style-name="ro3">
          <table:table-cell table:style-name="ce8" office:value-type="string">
            <text:p>Regras de Negócio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Identificador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Prioridade</text:p>
          </table:table-cell>
          <table:table-cell table:style-name="ce7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9</text:p>
          </table:table-cell>
          <table:table-cell office:value-type="string">
            <text:p>Somente o administrador pode excluir/dar baixa em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4</text:p>
          </table:table-cell>
          <table:table-cell table:style-name="ce9" office:value-type="string">
            <text:p>Cada usuário terá uma senha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5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table:style-name="ce10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3"/>
        <table:table-row table:style-name="ro4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22:04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19T22:04:19</dc:date>
    <meta:editing-duration>PT4H31M19S</meta:editing-duration>
    <meta:editing-cycles>27</meta:editing-cycles>
    <meta:document-statistic meta:table-count="3" meta:cell-count="151" meta:object-count="0"/>
  </office:meta>
</office:document-meta>
</file>